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3181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genprocgen-5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_mxKeyAlg2_mxKeyAlg2_mxKeyAlg2_mxKeyAlg2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Alg2_changeDuplicatesC2_mxKeyAlg2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Alg1_mxKeySwapMinors3_mxKeyAlg2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RotEnc_changeDuplicatesC2_mxKeyAlg1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mxKeyRotEnc_changeDuplicatesC2_mxKeyAlg1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changeDuplicates_changeDuplicatesC2_mxKeyAlg1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changeDuplicatesC2_mxKeyAlg2_mxKeyAlg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changeDuplicatesC2_mxKeyAlg2_mxKeyAlg2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changeDuplicatesC2_mxKeyAlg2_mxKeyAlg2_changeDuplicatesC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changeDuplicatesC2_mxKeyAlg2_mxKeyAlg1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changeDuplicatesC2_mxKeyAlg2_mxKeySwapMinors3_changeDuplicatesC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changeDuplicatesC2_mxKeyRotEnc_mxKeyAlg1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2_changeDuplicatesC2_changeDuplicates_mxKeyAlg1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Alg2_changeDuplicatesC2_mxKeyRotEnc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Alg2_changeDuplicatesC2_changeDuplicates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Alg1_mxKeyAlg2_mxKeyAlg2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Alg1_mxKeyAlg2_changeDuplicatesC2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Alg1_changeDuplicates_mxKeyAlg1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Alg1_changeDuplicates_changeDuplicates_changeDuplicatesC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Alg1_changeDuplicates_changeDuplicatesC2_changeDuplicatesC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RotEnc_mxKeyAlg2_mxKeyAlg2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RotEnc_mxKeyAlg2_mxKeyAlg2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mxKeyRotEnc_mxKeyAlg2_changeDuplicatesC2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changeDuplicates_mxKeyAlg1_changeDuplicates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changeDuplicatesC2_mxKeyRotEnc_changeDuplicatesC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changeDuplicatesC2_mxKeySwapBitsB_mxKeyAlg2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changeDuplicatesC2_mxKeySwapMinors3_mxKeyRotEnc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changeDuplicatesC2_mxKeySwapMinors3_mxKeyRotEnc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changeDuplicatesC2_changeDuplicatesC2_mxKeyAlg2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changeDuplicatesC2_changeDuplicatesC2_changeDuplicatesC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Alg1_changeDuplicatesC2_changeDuplicatesC2_changeDuplicatesC2_changeDuplicatesC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changeDuplicates_changeDuplicates_mxKeyAlg1_mxKeySwapBits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RotEnc_changeDuplicates_changeDuplicatesC2_changeDuplicates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Alg1_mxKeyAlg1_mxKeyAlg2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Alg1_mxKeyAlg1_mxKeyRotateLeftBits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mxKeyAlg1_mxKeyAlg1_changeDuplicates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BitsB_changeDuplicates_mxKeyAlg2_mxKeyRotEnc_changeDuplicatesC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changeDuplicatesC2_mxKeyRotEnc_mxKeySwapBitsB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mxKeySwapMinors3_changeDuplicatesC2_mxKeyRotEnc_changeDuplicatesC2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Alg2_mxKeyAlg2_changeDuplicatesC2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Alg2_mxKeyAlg2_changeDuplicatesC2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Alg2_mxKeyAlg1_mxKeyAlg1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Alg1_mxKeyRotEnc_changeDuplicatesC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Alg1_changeDuplicatesC2_mxKeyAlg2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Alg1_changeDuplicatesC2_mxKeyRotEnc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Alg1_changeDuplicatesC2_mxKeyRotateLeftBits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RotEnc_mxKeyAlg1_changeDuplicates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RotEnc_mxKeyAlg1_changeDuplicatesC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RotateLeftBits_mxKeyAlg1_changeDuplicatesC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SwapMinors3_mxKeyAlg1_mxKeyRotEnc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mxKeySwapMinors3_changeDuplicatesC2_mxKeyRotEnc_changeDuplicatesC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changeDuplicates_mxKeyAlg2_mxKeyAlg1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changeDuplicates_mxKeyAlg2_changeDuplicatesC2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changeDuplicates_mxKeySwapMinors3_mxKeyAlg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_changeDuplicates_changeDuplicates_changeDuplicatesC2_mxKeyRotEn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C2_mxKeyAlg1_mxKeyAlg2_mxKeyAlg2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C2_mxKeyAlg1_mxKeyAlg2_mxKeyAlg1_changeDuplicatesC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C2_mxKeyAlg1_mxKeyAlg2_mxKeyAlg2_mxKeyAlg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C2_mxKeyRotEnc_changeDuplicatesC2_mxKeyAlg1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C2_mxKeySwapMinors3_mxKeyAlg2_mxKeyAlg1_changeDuplicatesC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C2_changeDuplicates_mxKeyAlg2_mxKeyAlg2_mxKeySwapMinor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C2_changeDuplicatesC2_mxKeyAlg2_mxKeySwapMinors3_mxKeyAlg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C2_changeDuplicatesC2_mxKeySwapMinors3_mxKeyAlg1_changeDuplicat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_changeDuplicatesC2_changeDuplicatesC2_changeDuplicatesC2_mxKeyAlg2_mxKeyRotEnc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0" table:target-range-address="'keygenprocgen-5'.A1:'keygenprocgen-5'.C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8T07:59:44.805803696</dc:date>
    <meta:editing-duration>PT46S</meta:editing-duration>
    <meta:editing-cycles>1</meta:editing-cycles>
    <meta:document-statistic meta:table-count="1" meta:cell-count="128" meta:object-count="0"/>
    <meta:generator>LibreOffice/6.3.4.2.0$Linux_X86_64 LibreOffice_project/30$Build-2</meta:generator>
  </office:meta>
</office:document-meta>
</file>